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playLog.doExecu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isplayLog.get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layLog.ge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layLog.set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layLog.setEvents( LruList &lt; PaxLoggingEvent &gt; ev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